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#include &lt;pthread.h&gt;</text:span></text:p>
      <text:p text:style-name="P1"><text:span text:style-name="T1">#include &lt;semaphore.h&gt;</text:span></text:p>
      <text:p text:style-name="P1"><text:span text:style-name="T1">#include &lt;stdio.h&gt;</text:span></text:p>
      <text:p text:style-name="P1"><text:span text:style-name="T1"/></text:p>
      <text:p text:style-name="P1"><text:span text:style-name="T1">#define N 5</text:span></text:p>
      <text:p text:style-name="P1"><text:span text:style-name="T1">#define THINKING 2</text:span></text:p>
      <text:p text:style-name="P1"><text:span text:style-name="T1">#define HUNGRY 1</text:span></text:p>
      <text:p text:style-name="P1"><text:span text:style-name="T1">#define EATING 0</text:span></text:p>
      <text:p text:style-name="P1"><text:span text:style-name="T1">#define LEFT (phnum + 4) % N</text:span></text:p>
      <text:p text:style-name="P1"><text:span text:style-name="T1">#define RIGHT (phnum + 1) % N</text:span></text:p>
      <text:p text:style-name="P1"><text:span text:style-name="T1"/></text:p>
      <text:p text:style-name="P1"><text:span text:style-name="T1">int state[N];</text:span></text:p>
      <text:p text:style-name="P1"><text:span text:style-name="T1">int phil[N] = { 0, 1, 2, 3, 4 };</text:span></text:p>
      <text:p text:style-name="P1"><text:span text:style-name="T1"/></text:p>
      <text:p text:style-name="P1"><text:span text:style-name="T1">sem_t mutex;</text:span></text:p>
      <text:p text:style-name="P1"><text:span text:style-name="T1">sem_t S[N];</text:span></text:p>
      <text:p text:style-name="P1"><text:span text:style-name="T1"/></text:p>
      <text:p text:style-name="P1"><text:span text:style-name="T1">void test(int phnum)</text:span></text:p>
      <text:p text:style-name="P1"><text:span text:style-name="T1">{</text:span></text:p>
      <text:p text:style-name="P1"><text:span text:style-name="T1">if (state[phnum] == HUNGRY</text:span></text:p>
      <text:p text:style-name="P1"><text:span text:style-name="T1">&amp;&amp; state[LEFT] != EATING</text:span></text:p>
      <text:p text:style-name="P1"><text:span text:style-name="T1">&amp;&amp; state[RIGHT] != EATING) {</text:span></text:p>
      <text:p text:style-name="P1"><text:span text:style-name="T1">// state that eating</text:span></text:p>
      <text:p text:style-name="P1"><text:span text:style-name="T1">state[phnum] = EATING;</text:span></text:p>
      <text:p text:style-name="P1"><text:span text:style-name="T1"/></text:p>
      <text:p text:style-name="P1"><text:span text:style-name="T1">sleep(2);</text:span></text:p>
      <text:p text:style-name="P1"><text:span text:style-name="T1"/></text:p>
      <text:p text:style-name="P1"><text:span text:style-name="T1">printf("Philosopher %d takes fork %d and %d\n",</text:span></text:p>
      <text:p text:style-name="P1"><text:span text:style-name="T1">phnum + 1, LEFT + 1, phnum + 1);</text:span></text:p>
      <text:p text:style-name="P1"><text:span text:style-name="T1"/></text:p>
      <text:p text:style-name="P1"><text:span text:style-name="T1">printf("Philosopher %d is Eating\n", phnum + 1);</text:span></text:p>
      <text:p text:style-name="P1"><text:span text:style-name="T1"/></text:p>
      <text:p text:style-name="P1"><text:span text:style-name="T1">// sem_post(&amp;S[phnum]) has no effect</text:span></text:p>
      <text:p text:style-name="P1"><text:span text:style-name="T1">// during takefork</text:span></text:p>
      <text:p text:style-name="P1"><text:span text:style-name="T1">// used to wake up hungry philosophers</text:span></text:p>
      <text:p text:style-name="P1"><text:span text:style-name="T1">// during putfork</text:span></text:p>
      <text:p text:style-name="P1"><text:span text:style-name="T1">sem_post(&amp;S[phnum]);</text:span></text:p>
      <text:p text:style-name="P1"><text:span text:style-name="T1">}</text:span></text:p>
      <text:p text:style-name="P1"><text:span text:style-name="T1">}</text:span></text:p>
      <text:p text:style-name="P1"><text:span text:style-name="T1"/></text:p>
      <text:p text:style-name="P1"><text:span text:style-name="T1">// take up chopsticks</text:span></text:p>
      <text:p text:style-name="P1"><text:span text:style-name="T1">void take_fork(int phnum)</text:span></text:p>
      <text:p text:style-name="P1"><text:span text:style-name="T1">{</text:span></text:p>
      <text:p text:style-name="P1"><text:span text:style-name="T1"/></text:p>
      <text:p text:style-name="P1"><text:span text:style-name="T1">sem_wait(&amp;mutex);</text:span></text:p>
      <text:p text:style-name="P1"><text:span text:style-name="T1"/></text:p>
      <text:p text:style-name="P1"><text:span text:style-name="T1">// state that hungry</text:span></text:p>
      <text:p text:style-name="P1"><text:span text:style-name="T1">state[phnum] = HUNGRY;</text:span></text:p>
      <text:p text:style-name="P1"><text:span text:style-name="T1"/></text:p>
      <text:p text:style-name="P1"><text:span text:style-name="T1">printf("Philosopher %d is Hungry\n", phnum + 1);</text:span></text:p>
      <text:p text:style-name="P1"><text:span text:style-name="T1"/></text:p>
      <text:p text:style-name="P1"><text:span text:style-name="T1">// eat if neighbours are not eating</text:span></text:p>
      <text:p text:style-name="P1"><text:span text:style-name="T1">test(phnum);</text:span></text:p>
      <text:p text:style-name="P1"><text:span text:style-name="T1"/></text:p>
      <text:p text:style-name="P1"><text:span text:style-name="T1">sem_post(&amp;mutex);</text:span></text:p>
      <text:p text:style-name="P1"><text:span text:style-name="T1"/></text:p>
      <text:p text:style-name="P1"><text:span text:style-name="T1">// if unable to eat wait to be signalled</text:span></text:p>
      <text:p text:style-name="P1"><text:span text:style-name="T1">sem_wait(&amp;S[phnum]);</text:span></text:p>
      <text:p text:style-name="P1"><text:span text:style-name="T1"/></text:p>
      <text:p text:style-name="P1"><text:span text:style-name="T1">sleep(1);</text:span></text:p>
      <text:p text:style-name="P1"><text:span text:style-name="T1">}</text:span></text:p>
      <text:p text:style-name="P1"><text:span text:style-name="T1"/></text:p>
      <text:p text:style-name="P1"><text:span text:style-name="T1">// put down chopsticks</text:span></text:p>
      <text:p text:style-name="P1"><text:span text:style-name="T1">void put_fork(int phnum)</text:span></text:p>
      <text:p text:style-name="P1"><text:span text:style-name="T1">{</text:span></text:p>
      <text:p text:style-name="P1"><text:span text:style-name="T1"/></text:p>
      <text:p text:style-name="P1"><text:span text:style-name="T1">sem_wait(&amp;mutex);</text:span></text:p>
      <text:p text:style-name="P1"><text:span text:style-name="T1"/></text:p>
      <text:p text:style-name="P1"><text:span text:style-name="T1">// state that thinking</text:span></text:p>
      <text:p text:style-name="P1"><text:span text:style-name="T1">state[phnum] = THINKING;</text:span></text:p>
      <text:p text:style-name="P1"><text:span text:style-name="T1"/></text:p>
      <text:p text:style-name="P1"><text:span text:style-name="T1">printf("Philosopher %d putting fork %d and %d down\n",</text:span></text:p>
      <text:p text:style-name="P1"><text:span text:style-name="T1">phnum + 1, LEFT + 1, phnum + 1);</text:span></text:p>
      <text:p text:style-name="P1"><text:span text:style-name="T1">printf("Philosopher %d is thinking\n", phnum + 1);</text:span></text:p>
      <text:p text:style-name="P1"><text:span text:style-name="T1"/></text:p>
      <text:p text:style-name="P1"><text:span text:style-name="T1">test(LEFT);</text:span></text:p>
      <text:p text:style-name="P1"><text:span text:style-name="T1">test(RIGHT);</text:span></text:p>
      <text:p text:style-name="P1"><text:span text:style-name="T1"/></text:p>
      <text:p text:style-name="P1"><text:span text:style-name="T1">sem_post(&amp;mutex);</text:span></text:p>
      <text:p text:style-name="P1"><text:span text:style-name="T1">}</text:span></text:p>
      <text:p text:style-name="P1"><text:span text:style-name="T1"/></text:p>
      <text:p text:style-name="P1"><text:span text:style-name="T1">void* philosopher(void* num)</text:span></text:p>
      <text:p text:style-name="P1"><text:span text:style-name="T1">{</text:span></text:p>
      <text:p text:style-name="P1"><text:span text:style-name="T1"/></text:p>
      <text:p text:style-name="P1"><text:span text:style-name="T1">while (1) {</text:span></text:p>
      <text:p text:style-name="P1"><text:span text:style-name="T1"/></text:p>
      <text:p text:style-name="P1"><text:span text:style-name="T1">int* i = num;</text:span></text:p>
      <text:p text:style-name="P1"><text:span text:style-name="T1"/></text:p>
      <text:p text:style-name="P1"><text:span text:style-name="T1">sleep(1);</text:span></text:p>
      <text:p text:style-name="P1"><text:span text:style-name="T1"/></text:p>
      <text:p text:style-name="P1"><text:span text:style-name="T1">take_fork(*i);</text:span></text:p>
      <text:p text:style-name="P1"><text:span text:style-name="T1"/></text:p>
      <text:p text:style-name="P1"><text:span text:style-name="T1">sleep(0);</text:span></text:p>
      <text:p text:style-name="P1"><text:span text:style-name="T1"/></text:p>
      <text:p text:style-name="P1"><text:span text:style-name="T1">put_fork(*i);</text:span></text:p>
      <text:p text:style-name="P1"><text:span text:style-name="T1">}</text:span></text:p>
      <text:p text:style-name="P1"><text:span text:style-name="T1">}</text:span></text:p>
      <text:p text:style-name="P1"><text:span text:style-name="T1"/></text:p>
      <text:p text:style-name="P1"><text:span text:style-name="T1">int main()</text:span></text:p>
      <text:p text:style-name="P1"><text:span text:style-name="T1">{</text:span></text:p>
      <text:p text:style-name="P1"><text:span text:style-name="T1"/></text:p>
      <text:p text:style-name="P1"><text:span text:style-name="T1">int i;</text:span></text:p>
      <text:p text:style-name="P1"><text:span text:style-name="T1">pthread_t thread_id[N];</text:span></text:p>
      <text:p text:style-name="P1"><text:span text:style-name="T1"/></text:p>
      <text:p text:style-name="P1"><text:span text:style-name="T1">// initialize the semaphores</text:span></text:p>
      <text:p text:style-name="P1"><text:span text:style-name="T1">sem_init(&amp;mutex, 0, 1);</text:span></text:p>
      <text:p text:style-name="P1"><text:span text:style-name="T1"/></text:p>
      <text:p text:style-name="P1"><text:span text:style-name="T1">for (i = 0; i &lt; N; i++)</text:span></text:p>
      <text:p text:style-name="P1"><text:span text:style-name="T1"/></text:p>
      <text:p text:style-name="P1"><text:span text:style-name="T1">sem_init(&amp;S[i], 0, 0);</text:span></text:p>
      <text:p text:style-name="P1"><text:span text:style-name="T1"/></text:p>
      <text:p text:style-name="P1"><text:span text:style-name="T1">for (i = 0; i &lt; N; i++) {</text:span></text:p>
      <text:p text:style-name="P1"><text:span text:style-name="T1"/></text:p>
      <text:p text:style-name="P1"><text:span text:style-name="T1">// create philosopher processes</text:span></text:p>
      <text:p text:style-name="P1"><text:span text:style-name="T1">pthread_create(&amp;thread_id[i], NULL,</text:span></text:p>
      <text:p text:style-name="P1"><text:span text:style-name="T1">philosopher, &amp;phil[i]);</text:span></text:p>
      <text:p text:style-name="P1"><text:span text:style-name="T1"/></text:p>
      <text:p text:style-name="P1"><text:span text:style-name="T1">printf("Philosopher %d is thinking\n", i + 1);</text:span></text:p>
      <text:p text:style-name="P1"><text:span text:style-name="T1">}</text:span></text:p>
      <text:p text:style-name="P1"><text:span text:style-name="T1"/></text:p>
      <text:p text:style-name="P1"><text:span text:style-name="T1">for (i = 0; i &lt; N; i++)</text:span></text:p>
      <text:p text:style-name="P1"><text:span text:style-name="T1"/></text:p>
      <text:p text:style-name="P1"><text:span text:style-name="T1">pthread_join(thread_id[i], NULL);</text:span></text:p>
      <text:p text:style-name="P1"><text:span text:style-name="T1">}</text:span></text:p>
      <text:p text:style-name="P1"><text:span text:style-name="T1">output:</text:span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